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33cc66" draw:textarea-horizontal-align="center" draw:textarea-vertical-align="middl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66c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96cm" svg:height="5.569cm" svg:x="5.842cm" svg:y="0.313cm">
          <text:p text:style-name="P5"/>
        </draw:rect>
        <draw:g draw:id="id1">
          <draw:custom-shape draw:style-name="gr2" draw:text-style-name="P3" draw:layer="layout" svg:width="1.089cm" svg:height="1.257cm" svg:x="0.347cm" svg:y="3.124cm">
            <text:p text:style-name="P2"><text:span text:style-name="T1">Input</text:span></text:p>
            <text:p text:style-name="P2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" draw:text-style-name="P1" draw:layer="layout" draw:type="line" svg:x1="1.436cm" svg:y1="3.752cm" svg:x2="2.1cm" svg:y2="3.752cm" draw:start-shape="id1" draw:start-glue-point="1">
          <text:p text:style-name="P5"/>
        </draw:connector>
        <draw:custom-shape draw:style-name="gr4" draw:text-style-name="P1" draw:id="id3" draw:layer="layout" svg:width="1.415cm" svg:height="1.499cm" svg:x="4.267cm" svg:y="3.017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888cm" svg:y1="3.746cm" svg:x2="4.62cm" svg:y2="3.766cm" draw:start-shape="id2" draw:start-glue-point="1" draw:end-shape="id3" draw:end-glue-point="5">
          <text:p text:style-name="P5"/>
        </draw:connector>
        <draw:connector draw:style-name="gr3" draw:text-style-name="P1" draw:layer="layout" draw:type="line" svg:x1="5.328cm" svg:y1="3.766cm" svg:x2="6.388cm" svg:y2="3.763cm" draw:start-shape="id3" draw:start-glue-point="9" draw:end-shape="id4" draw:end-glue-point="3">
          <text:p text:style-name="P5"/>
        </draw:connector>
        <draw:rect draw:style-name="gr5" draw:text-style-name="P3" draw:id="id2" draw:layer="layout" svg:width="1.745cm" svg:height="0.646cm" svg:x="2.143cm" svg:y="3.423cm">
          <text:p text:style-name="P2"><text:span text:style-name="T1">Parser</text:span></text:p>
        </draw:rect>
        <draw:custom-shape draw:style-name="gr6" draw:text-style-name="P4" draw:id="id5" draw:layer="layout" svg:width="2.033cm" svg:height="1.364cm" svg:x="5.925cm" svg:y="0.437cm">
          <text:p text:style-name="P2"><text:span text:style-name="T1">Default</text:span></text:p>
          <text:p text:style-name="P2"><text:span text:style-name="T1">formatting</text:span></text:p>
          <text:p text:style-name="P2"><text:span text:style-name="T1">ru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draw:type="line" svg:x1="6.941cm" svg:y1="1.801cm" svg:x2="7.261cm" svg:y2="3.494cm" draw:start-shape="id5" draw:start-glue-point="2">
          <text:p text:style-name="P5"/>
        </draw:connector>
        <draw:custom-shape draw:style-name="gr6" draw:text-style-name="P4" draw:id="id6" draw:layer="layout" svg:width="2.718cm" svg:height="1.364cm" svg:x="9.089cm" svg:y="0.437cm">
          <text:p text:style-name="P2"><text:span text:style-name="T1">User-defined</text:span></text:p>
          <text:p text:style-name="P2"><text:span text:style-name="T1">formatting</text:span></text:p>
          <text:p text:style-name="P2"><text:span text:style-name="T1">ru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draw:type="line" svg:x1="10.448cm" svg:y1="1.801cm" svg:x2="7.261cm" svg:y2="3.494cm" draw:start-shape="id6" draw:start-glue-point="2">
          <text:p text:style-name="P5"/>
        </draw:connector>
        <draw:rect draw:style-name="gr7" draw:text-style-name="P3" draw:id="id4" draw:layer="layout" svg:width="1.966cm" svg:height="0.564cm" svg:x="6.388cm" svg:y="3.481cm">
          <text:p text:style-name="P2"><text:span text:style-name="T1">tree2box</text:span></text:p>
        </draw:rect>
        <draw:custom-shape draw:style-name="gr4" draw:text-style-name="P1" draw:id="id7" draw:layer="layout" svg:width="1.415cm" svg:height="1.499cm" svg:x="8.707cm" svg:y="3.005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8.354cm" svg:y1="3.763cm" svg:x2="9.06cm" svg:y2="3.754cm" draw:start-shape="id4" draw:start-glue-point="1" draw:end-shape="id7" draw:end-glue-point="5">
          <text:p text:style-name="P5"/>
        </draw:connector>
        <draw:frame draw:style-name="gr8" draw:text-style-name="P5" draw:layer="layout" svg:width="2.894cm" svg:height="1.264cm" svg:x="7.725cm" svg:y="4.976cm">
          <draw:text-box>
            <text:p text:style-name="P5">Pandora</text:p>
          </draw:text-box>
        </draw:frame>
        <draw:frame draw:style-name="gr9" draw:text-style-name="P6" draw:layer="layout" svg:width="2.085cm" svg:height="0.645cm" svg:x="3.931cm" svg:y="4.453cm">
          <draw:text-box>
            <text:p text:style-name="P4"><text:span text:style-name="T1">parse tree</text:span></text:p>
          </draw:text-box>
        </draw:frame>
        <draw:frame draw:style-name="gr9" draw:text-style-name="P6" draw:layer="layout" svg:width="1.772cm" svg:height="0.645cm" svg:x="8.562cm" svg:y="4.384cm">
          <draw:text-box>
            <text:p text:style-name="P5"><text:span text:style-name="T1">box tree</text:span></text:p>
          </draw:text-box>
        </draw:frame>
        <draw:custom-shape draw:style-name="gr2" draw:text-style-name="P3" draw:id="id9" draw:layer="layout" svg:width="1.089cm" svg:height="0.715cm" svg:x="13.8cm" svg:y="2.941cm">
          <text:p text:style-name="P2"><text:span text:style-name="T1">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2.712cm" svg:y1="3.296cm" svg:x2="13.8cm" svg:y2="3.298cm" draw:start-shape="id8" draw:start-glue-point="1" draw:end-shape="id9" draw:end-glue-point="5">
          <text:p text:style-name="P5"/>
        </draw:connector>
        <draw:rect draw:style-name="gr7" draw:text-style-name="P3" draw:id="id8" draw:layer="layout" svg:width="1.966cm" svg:height="0.564cm" svg:x="10.746cm" svg:y="3.014cm">
          <text:p text:style-name="P2"><text:span text:style-name="T1">box2html</text:span></text:p>
        </draw:rect>
        <draw:connector draw:style-name="gr3" draw:text-style-name="P1" draw:layer="layout" draw:type="line" svg:x1="9.768cm" svg:y1="3.754cm" svg:x2="10.746cm" svg:y2="3.296cm" draw:start-shape="id7" draw:start-glue-point="9" draw:end-shape="id8" draw:end-glue-point="3">
          <text:p text:style-name="P5"/>
        </draw:connector>
        <draw:custom-shape draw:style-name="gr2" draw:text-style-name="P3" draw:id="id11" draw:layer="layout" svg:width="1.089cm" svg:height="0.784cm" svg:x="13.8cm" svg:y="1.883cm">
          <text:p text:style-name="P2"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2.712cm" svg:y1="2.278cm" svg:x2="13.8cm" svg:y2="2.274cm" draw:start-shape="id10" draw:start-glue-point="1" draw:end-shape="id11" draw:end-glue-point="5">
          <text:p text:style-name="P5"/>
        </draw:connector>
        <draw:rect draw:style-name="gr7" draw:text-style-name="P3" draw:id="id10" draw:layer="layout" svg:width="1.966cm" svg:height="0.564cm" svg:x="10.746cm" svg:y="1.996cm">
          <text:p text:style-name="P2"><text:span text:style-name="T1">box2text</text:span></text:p>
        </draw:rect>
        <draw:connector draw:style-name="gr3" draw:text-style-name="P1" draw:id="id12" draw:layer="layout" draw:type="line" svg:x1="9.769cm" svg:y1="3.755cm" svg:x2="10.746cm" svg:y2="2.278cm" draw:end-shape="id10" draw:end-glue-point="3">
          <text:p text:style-name="P5"/>
        </draw:connector>
        <draw:rect draw:style-name="gr7" draw:text-style-name="P3" draw:id="id13" draw:layer="layout" svg:width="1.966cm" svg:height="0.564cm" svg:x="10.746cm" svg:y="4.1cm">
          <text:p text:style-name="P2"><text:span text:style-name="T1">box2pdf</text:span></text:p>
        </draw:rect>
        <draw:connector draw:style-name="gr3" draw:text-style-name="P1" draw:layer="layout" draw:type="line" svg:x1="9.769cm" svg:y1="3.755cm" svg:x2="10.746cm" svg:y2="4.382cm" draw:start-shape="id12" draw:start-glue-point="2" draw:end-shape="id13" draw:end-glue-point="3">
          <text:p text:style-name="P5"/>
        </draw:connector>
        <draw:custom-shape draw:style-name="gr2" draw:text-style-name="P3" draw:id="id14" draw:layer="layout" svg:width="1.089cm" svg:height="0.84cm" svg:x="13.8cm" svg:y="3.957cm">
          <text:p text:style-name="P2"><text:span text:style-name="T1">PD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2.712cm" svg:y1="4.382cm" svg:x2="13.8cm" svg:y2="4.376cm" draw:start-shape="id13" draw:start-glue-point="1" draw:end-shape="id14" draw:end-glue-point="5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11T15:24:09</dc:date>
    <dc:language>en-US</dc:language>
    <meta:editing-cycles>18</meta:editing-cycles>
    <meta:editing-duration>P1DT3H7M2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